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609.53pt" svg:y="140.8pt">
            <loext:p draw:notify-on-update-of-ranges="Sheet1.B7:Sheet1.B10 Sheet1.C7:Sheet1.C10 Sheet1.F7:Sheet1.F27 Sheet1.G8:Sheet1.G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4"/>
          <table:table-cell office:value-type="string" calcext:value-type="string">
            <text:p>Trajecto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E$2]+[.$E$3]*[.E7]+0.5*[.$E$4]*[.E7]^2" office:value-type="float" office:value="5" calcext:value-type="float">
            <text:p>5</text:p>
          </table:table-cell>
          <table:table-cell table:formula="of:=[.$F$2]+[.$F$3]*[.E7]+0.5*[.$F$4]*[.E7]^2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$E$2]+[.$E$3]*[.E8]+0.5*[.$E$4]*[.E8]^2" office:value-type="float" office:value="4.9" calcext:value-type="float">
            <text:p>4.9</text:p>
          </table:table-cell>
          <table:table-cell table:formula="of:=[.$F$2]+[.$F$3]*[.E8]+0.5*[.$F$4]*[.E8]^2" office:value-type="float" office:value="1.4515625" calcext:value-type="float">
            <text:p>1.451562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$E$2]+[.$E$3]*[.E9]+0.5*[.$E$4]*[.E9]^2" office:value-type="float" office:value="4.8" calcext:value-type="float">
            <text:p>4.8</text:p>
          </table:table-cell>
          <table:table-cell table:formula="of:=[.$F$2]+[.$F$3]*[.E9]+0.5*[.$F$4]*[.E9]^2" office:value-type="float" office:value="1.40625" calcext:value-type="float">
            <text:p>1.4062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$E$2]+[.$E$3]*[.E10]+0.5*[.$E$4]*[.E10]^2" office:value-type="float" office:value="4.7" calcext:value-type="float">
            <text:p>4.7</text:p>
          </table:table-cell>
          <table:table-cell table:formula="of:=[.$F$2]+[.$F$3]*[.E10]+0.5*[.$F$4]*[.E10]^2" office:value-type="float" office:value="1.3640625" calcext:value-type="float">
            <text:p>1.364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formula="of:=[.$E$2]+[.$E$3]*[.E11]+0.5*[.$E$4]*[.E11]^2" office:value-type="float" office:value="4.6" calcext:value-type="float">
            <text:p>4.6</text:p>
          </table:table-cell>
          <table:table-cell table:formula="of:=[.$F$2]+[.$F$3]*[.E11]+0.5*[.$F$4]*[.E11]^2" office:value-type="float" office:value="1.325" calcext:value-type="float">
            <text:p>1.3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formula="of:=[.$E$2]+[.$E$3]*[.E12]+0.5*[.$E$4]*[.E12]^2" office:value-type="float" office:value="4.5" calcext:value-type="float">
            <text:p>4.5</text:p>
          </table:table-cell>
          <table:table-cell table:formula="of:=[.$F$2]+[.$F$3]*[.E12]+0.5*[.$F$4]*[.E12]^2" office:value-type="float" office:value="1.2890625" calcext:value-type="float">
            <text:p>1.289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formula="of:=[.$E$2]+[.$E$3]*[.E13]+0.5*[.$E$4]*[.E13]^2" office:value-type="float" office:value="4.4" calcext:value-type="float">
            <text:p>4.4</text:p>
          </table:table-cell>
          <table:table-cell table:formula="of:=[.$F$2]+[.$F$3]*[.E13]+0.5*[.$F$4]*[.E13]^2" office:value-type="float" office:value="1.25625" calcext:value-type="float">
            <text:p>1.2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formula="of:=[.$E$2]+[.$E$3]*[.E14]+0.5*[.$E$4]*[.E14]^2" office:value-type="float" office:value="4.3" calcext:value-type="float">
            <text:p>4.3</text:p>
          </table:table-cell>
          <table:table-cell table:formula="of:=[.$F$2]+[.$F$3]*[.E14]+0.5*[.$F$4]*[.E14]^2" office:value-type="float" office:value="1.2265625" calcext:value-type="float">
            <text:p>1.226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[.$E$2]+[.$E$3]*[.E15]+0.5*[.$E$4]*[.E15]^2" office:value-type="float" office:value="4.2" calcext:value-type="float">
            <text:p>4.2</text:p>
          </table:table-cell>
          <table:table-cell table:formula="of:=[.$F$2]+[.$F$3]*[.E15]+0.5*[.$F$4]*[.E15]^2" office:value-type="float" office:value="1.2" calcext:value-type="float">
            <text:p>1.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formula="of:=[.$E$2]+[.$E$3]*[.E16]+0.5*[.$E$4]*[.E16]^2" office:value-type="float" office:value="4.1" calcext:value-type="float">
            <text:p>4.1</text:p>
          </table:table-cell>
          <table:table-cell table:formula="of:=[.$F$2]+[.$F$3]*[.E16]+0.5*[.$F$4]*[.E16]^2" office:value-type="float" office:value="1.1765625" calcext:value-type="float">
            <text:p>1.176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[.$E$2]+[.$E$3]*[.E17]+0.5*[.$E$4]*[.E17]^2" office:value-type="float" office:value="4" calcext:value-type="float">
            <text:p>4</text:p>
          </table:table-cell>
          <table:table-cell table:formula="of:=[.$F$2]+[.$F$3]*[.E17]+0.5*[.$F$4]*[.E17]^2" office:value-type="float" office:value="1.15625" calcext:value-type="float">
            <text:p>1.1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formula="of:=[.$E$2]+[.$E$3]*[.E18]+0.5*[.$E$4]*[.E18]^2" office:value-type="float" office:value="3.9" calcext:value-type="float">
            <text:p>3.9</text:p>
          </table:table-cell>
          <table:table-cell table:formula="of:=[.$F$2]+[.$F$3]*[.E18]+0.5*[.$F$4]*[.E18]^2" office:value-type="float" office:value="1.1390625" calcext:value-type="float">
            <text:p>1.139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[.$E$2]+[.$E$3]*[.E19]+0.5*[.$E$4]*[.E19]^2" office:value-type="float" office:value="3.8" calcext:value-type="float">
            <text:p>3.8</text:p>
          </table:table-cell>
          <table:table-cell table:formula="of:=[.$F$2]+[.$F$3]*[.E19]+0.5*[.$F$4]*[.E19]^2" office:value-type="float" office:value="1.125" calcext:value-type="float">
            <text:p>1.1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formula="of:=[.$E$2]+[.$E$3]*[.E20]+0.5*[.$E$4]*[.E20]^2" office:value-type="float" office:value="3.7" calcext:value-type="float">
            <text:p>3.7</text:p>
          </table:table-cell>
          <table:table-cell table:formula="of:=[.$F$2]+[.$F$3]*[.E20]+0.5*[.$F$4]*[.E20]^2" office:value-type="float" office:value="1.1140625" calcext:value-type="float">
            <text:p>1.114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[.$E$2]+[.$E$3]*[.E21]+0.5*[.$E$4]*[.E21]^2" office:value-type="float" office:value="3.6" calcext:value-type="float">
            <text:p>3.6</text:p>
          </table:table-cell>
          <table:table-cell table:formula="of:=[.$F$2]+[.$F$3]*[.E21]+0.5*[.$F$4]*[.E21]^2" office:value-type="float" office:value="1.10625" calcext:value-type="float">
            <text:p>1.1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formula="of:=[.$E$2]+[.$E$3]*[.E22]+0.5*[.$E$4]*[.E22]^2" office:value-type="float" office:value="3.5" calcext:value-type="float">
            <text:p>3.5</text:p>
          </table:table-cell>
          <table:table-cell table:formula="of:=[.$F$2]+[.$F$3]*[.E22]+0.5*[.$F$4]*[.E22]^2" office:value-type="float" office:value="1.1015625" calcext:value-type="float">
            <text:p>1.101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[.$E$2]+[.$E$3]*[.E23]+0.5*[.$E$4]*[.E23]^2" office:value-type="float" office:value="3.4" calcext:value-type="float">
            <text:p>3.4</text:p>
          </table:table-cell>
          <table:table-cell table:formula="of:=[.$F$2]+[.$F$3]*[.E23]+0.5*[.$F$4]*[.E23]^2" office:value-type="float" office:value="1.1" calcext:value-type="float">
            <text:p>1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formula="of:=[.$E$2]+[.$E$3]*[.E24]+0.5*[.$E$4]*[.E24]^2" office:value-type="float" office:value="3.3" calcext:value-type="float">
            <text:p>3.3</text:p>
          </table:table-cell>
          <table:table-cell table:formula="of:=[.$F$2]+[.$F$3]*[.E24]+0.5*[.$F$4]*[.E24]^2" office:value-type="float" office:value="1.1015625" calcext:value-type="float">
            <text:p>1.101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[.$E$2]+[.$E$3]*[.E25]+0.5*[.$E$4]*[.E25]^2" office:value-type="float" office:value="3.2" calcext:value-type="float">
            <text:p>3.2</text:p>
          </table:table-cell>
          <table:table-cell table:formula="of:=[.$F$2]+[.$F$3]*[.E25]+0.5*[.$F$4]*[.E25]^2" office:value-type="float" office:value="1.10625" calcext:value-type="float">
            <text:p>1.1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formula="of:=[.$E$2]+[.$E$3]*[.E26]+0.5*[.$E$4]*[.E26]^2" office:value-type="float" office:value="3.1" calcext:value-type="float">
            <text:p>3.1</text:p>
          </table:table-cell>
          <table:table-cell table:formula="of:=[.$F$2]+[.$F$3]*[.E26]+0.5*[.$F$4]*[.E26]^2" office:value-type="float" office:value="1.1140625" calcext:value-type="float">
            <text:p>1.1140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E$2]+[.$E$3]*[.E27]+0.5*[.$E$4]*[.E27]^2" office:value-type="float" office:value="3" calcext:value-type="float">
            <text:p>3</text:p>
          </table:table-cell>
          <table:table-cell table:formula="of:=[.$F$2]+[.$F$3]*[.E27]+0.5*[.$F$4]*[.E27]^2" office:value-type="float" office:value="1.125" calcext:value-type="float">
            <text:p>1.125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 0.5*([.E4]/([.B9]-[.B8])-[.F4]/([.C9]-[.C8]))" office:value-type="float" office:value="-3.125" calcext:value-type="float">
            <text:p>-3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formula="of:=[.E3]/([.B9]-[.B8])-[.F3]/([.C9]-[.C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formula="of:=([.E2]-[.B8])/([.B9]-[.B8])-([.F2]-[.C8])/([.C9]-[.C8])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formula="of:=(-[.E35]-SQRT([.E35]^2-4*[.E34]*[.E36]))/(2*[.E34])" office:value-type="float" office:value="0.915959179422654" calcext:value-type="float">
            <text:p>0.9159591794</text:p>
          </table:table-cell>
          <table:table-cell office:value-type="string" calcext:value-type="string">
            <text:p>u1</text:p>
          </table:table-cell>
          <table:table-cell table:formula="of:=([.E2]+[.E3]*[.E37]+0.5*[.E4]*[.E37]^2-[.B8])/([.B9]-[.B8])" office:value-type="float" office:value="0.542020410288673" calcext:value-type="float">
            <text:p>0.5420204103</text:p>
          </table:table-cell>
          <table:table-cell table:formula="of:=([.F2]+[.F3]*[.E37]+0.5*[.F4]*[.E37]^2-[.C8])/([.C9]-[.C8])" office:value-type="float" office:value="0.542020410288673" calcext:value-type="float">
            <text:p>0.54202041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(-[.E35]+SQRT([.E35]^2-4*[.E34]*[.E36]))/(2*[.E34])" office:value-type="float" office:value="0.524040820577346" calcext:value-type="float">
            <text:p>0.5240408206</text:p>
          </table:table-cell>
          <table:table-cell office:value-type="string" calcext:value-type="string">
            <text:p>u2</text:p>
          </table:table-cell>
          <table:table-cell table:formula="of:=([.E2]+[.E3]*[.E38]+0.5*[.E4]*[.E38]^2-[.B8])/([.B9]-[.B8])" office:value-type="float" office:value="0.737979589711327" calcext:value-type="float">
            <text:p>0.7379795897</text:p>
          </table:table-cell>
          <table:table-cell table:formula="of:=([.F2]+[.F3]*[.E38]+0.5*[.F4]*[.E38]^2-[.C8])/([.C9]-[.C8])" office:value-type="float" office:value="0.737979589711326" calcext:value-type="float">
            <text:p>0.7379795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00:29:46.574249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0:29:49.182100196</meta:creation-date>
    <meta:editing-duration>PT14H32M22S</meta:editing-duration>
    <meta:editing-cycles>3</meta:editing-cycles>
    <meta:generator>LibreOffice/5.1.6.2$Linux_X86_64 LibreOffice_project/10m0$Build-2</meta:generator>
    <dc:date>2019-04-29T16:22:29.034410026</dc:date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224cm" svg:y="3.954cm" style:legend-expansion="high" chart:style-name="ch2"/>
        <chart:plot-area chart:style-name="ch3" table:cell-range-address="Sheet1.B7:Sheet1.C10 Sheet1.G8:Sheet1.G27" chart:data-source-has-labels="row" svg:x="0.319cm" svg:y="0.18cm" svg:width="12.586cm" svg:height="8.645cm">
          <chartooo:coordinate-region svg:x="1.046cm" svg:y="0.379cm" svg:width="11.67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0" loext:label-string="surface" chart:class="chart:scatter">
            <chart:domain table:cell-range-address="Sheet1.B7:Sheet1.B10"/>
            <chart:data-point chart:repeated="4"/>
          </chart:series>
          <chart:series chart:style-name="ch7" chart:values-cell-range-address="Sheet1.G8:Sheet1.G27" loext:label-string="trajectory" chart:class="chart:scatter">
            <chart:domain table:cell-range-address="Sheet1.F7:Sheet1.F27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rface</text:p>
              </table:table-cell>
              <table:table-cell office:value-type="string">
                <text:p>Column F</text:p>
              </table:table-cell>
              <table:table-cell office:value-type="string">
                <text:p>trajecto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10</svg:desc>
                </draw:g>
              </table:table-cell>
              <table:table-cell office:value-type="float" office:value="0">
                <text:p>0</text:p>
                <draw:g>
                  <svg:desc>Sheet1.C7:Sheet1.C10</svg:desc>
                </draw:g>
              </table:table-cell>
              <table:table-cell office:value-type="float" office:value="5">
                <text:p>5</text:p>
                <draw:g>
                  <svg:desc>Sheet1.F7:Sheet1.F27</svg:desc>
                </draw:g>
              </table:table-cell>
              <table:table-cell office:value-type="float" office:value="1.4515625">
                <text:p>1.4515625</text:p>
                <draw:g>
                  <svg:desc>Sheet1.G8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">
                <text:p>4.9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4.8">
                <text:p>4.8</text:p>
              </table:table-cell>
              <table:table-cell office:value-type="float" office:value="1.3640625">
                <text:p>1.3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890625">
                <text:p>1.289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25625">
                <text:p>1.2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1.2265625">
                <text:p>1.226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765625">
                <text:p>1.176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.15625">
                <text:p>1.1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1390625">
                <text:p>1.139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.1140625">
                <text:p>1.114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.10625">
                <text:p>1.1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1.1015625">
                <text:p>1.101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.1015625">
                <text:p>1.101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.10625">
                <text:p>1.1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1.1140625">
                <text:p>1.114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